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p>
      <text:p text:style-name="Standard">SuperColliderBrowseSearchIndexes ▼</text:p>
      <text:p text:style-name="Standard">Tutoriels/Démarrage | Tutoriels &gt; Démarrage</text:p>
      <text:p text:style-name="Standard">06. Présenté en stéréo</text:p>
      <text:p text:style-name="Standard">Démarrer avec SuperCollider</text:p>
      <text:p text:style-name="Standard">Voir aussi : 00. Débuter avec SC</text:p>
      <text:p text:style-name="Standard">D'accord, mais qu'en est-il de notre premier exemple non simplifié ? Rappelez-vous :</text:p>
      <text:p text:style-name="Standard">{ [SinOsc.ar(440, 0, 0.2), SinOsc.ar(442, 0, 0.2)] }.play ;</text:p>
      <text:p text:style-name="Standard">Il s'agit également de deux SinOsc, mais dans une disposition différente, entre deux crochets [], et avec une virgule entre les deux. Tout comme les crochets frisés indiquent une fonction, les crochets carrés définissent ce que l'on appelle un tableau. Un tableau est un type de collection, qui est (vous l'avez deviné) une collection d'objets. Les collections elles-mêmes sont des objets, et la plupart des types de collections peuvent contenir n'importe quel type d'objets, mélangés les uns aux autres, y compris d'autres collections ! Il existe de nombreux types de collections dans SC, et vous apprendrez qu'elles constituent l'une des fonctionnalités les plus puissantes de SC.</text:p>
      <text:p text:style-name="Standard"/>
      <text:p text:style-name="Standard">Un tableau est un type particulier de collection : Il s'agit d'une collection ordonnée dont la taille maximale est limitée. Vous pouvez en créer un comme nous l'avons fait ci-dessus, en plaçant des objets entre deux crochets, avec des virgules entre les deux. Vous pouvez obtenir les différents éléments d'un tableau en utilisant la méthode "at", qui prend un index comme argument. Les indices correspondent à l'ordre des objets dans le tableau et commencent à 0.</text:p>
      <text:p text:style-name="Standard">a = ["foo", "bar"] ; // "foo" est à l'indice 0 ; "bar" est à l'indice 1</text:p>
      <text:p text:style-name="Standard">a.at(0) ;</text:p>
      <text:p text:style-name="Standard">a.at(1) ;</text:p>
      <text:p text:style-name="Standard">a.at(2) ; // renvoie "nil", car il n'y a pas d'objet à l'index 2</text:p>
      <text:p text:style-name="Standard"/>
      <text:p text:style-name="Standard">// il y a une abréviation pour at que vous verrez parfois :</text:p>
      <text:p text:style-name="Standard">a[0] ; // identique à a.at(0) ;</text:p>
      <text:p text:style-name="Standard">En plus d'être utilisés pour contenir des collections d'objets, les tableaux ont également une utilisation spéciale dans SC : ils sont utilisés pour implémenter l'audio multicanal ! Si votre fonction renvoie un tableau d'UGens (rappelez-vous que les fonctions renvoient le résultat de leur dernière ligne de code), le résultat sera un certain nombre de canaux. Le nombre dépend de la taille du tableau, et chaque canal correspond à un élément du tableau. Ainsi, dans notre exemple :</text:p>
      <text:p text:style-name="Standard">{ [SinOsc.ar(440, 0, 0.2), SinOsc.ar(442, 0, 0.2)] }.play ;</text:p>
      <text:p text:style-name="Standard">Nous obtenons une sortie stéréo, avec un SinOsc à 440 Hz dans le canal gauche et un SinOsc à 442 Hz dans le canal droit. Nous pourrions avoir encore plus de canaux de sortie en utilisant un tableau plus grand.</text:p>
      <text:p text:style-name="Standard"/>
      <text:p text:style-name="Standard">Maintenant, regardez attentivement, parce que la partie suivante implique un petit tour de passe-passe, mais montre une autre façon dont SC rend les choses très interchangeables. Parce que les arguments pour la phase et le mul sont les mêmes pour les deux SinOsc, nous pouvons réécrire le code de notre exemple comme suit :</text:p>
      <text:p text:style-name="Standard">{ SinOsc.ar([440, 442], 0, 0.2) }.play ;</text:p>
      <text:p text:style-name="Standard">Nous avons remplacé l'argument de fréquence par un tableau. Cela provoque ce que l'on appelle une "expansion multicanal", ce qui signifie que si vous insérez un tableau dans l'un des arguments d'un UGen, vous obtenez un tableau de cet UGen au lieu d'un seul. Considérons maintenant ceci :</text:p>
      <text:p text:style-name="Standard">(</text:p>
      <text:p text:style-name="Standard">{ var freq ;</text:p>
      <text:p text:style-name="Standard"><text:s text:c="4"/>freq = [[660, 880], [440, 660], 1320, 880].choose ;</text:p>
      <text:p text:style-name="Standard"><text:s text:c="4"/>SinOsc.ar(freq, 0, 0.2) ;</text:p>
      <text:p text:style-name="Standard">}.play ;</text:p>
      <text:p text:style-name="Standard">)</text:p>
      <text:p text:style-name="Standard"><text:soft-page-break/>Essayez de l'exécuter plusieurs fois et vous obtiendrez des résultats différents. choose" est simplement une méthode qui sélectionne au hasard l'un des éléments du tableau. Dans ce cas, le résultat peut être un simple nombre ou un autre tableau. Dans ce dernier cas, vous obtiendrez une sortie stéréo, dans le premier cas, une sortie monophonique. Ce genre de choses peut rendre votre code très flexible.</text:p>
      <text:p text:style-name="Standard"/>
      <text:p text:style-name="Standard">Mais que se passe-t-il si vous voulez faire un panoramique, un fondu enchaîné entre les canaux ? SC dispose d'un certain nombre d'UGens qui font cela de différentes manières, mais pour l'instant je vais juste vous en présenter un : Pan2. Pan2 prend une entrée et une position comme arguments et retourne un tableau de deux éléments, le canal gauche et le canal droit ou le premier et le second canal. L'argument position est compris entre -1 (gauche) et 1 (droite). Voici un exemple :</text:p>
      <text:p text:style-name="Standard">{ Pan2.ar(PinkNoise.ar(0.2), SinOsc.kr(0.5)) }.play ;</text:p>
      <text:p text:style-name="Standard">Ceci utilise un SinOsc pour contrôler la position (rappelez-vous qu'il fournit des valeurs de -1 à 1, ou de gauche à droite), mais utilise un UGen différent comme entrée du Pan2, quelque chose appelé PinkNoise. C'est juste une sorte de générateur de bruit, et il a un seul argument : mul. Vous pouvez bien sûr utiliser des valeurs fixes pour l'argument position.</text:p>
      <text:p text:style-name="Standard">{ Pan2.ar(PinkNoise.ar(0.2), -0.3) }.play ; // légèrement vers la gauche</text:p>
      <text:p text:style-name="Standard">Pour plus d'informations, voir :</text:p>
      <text:p text:style-name="Standard"/>
      <text:p text:style-name="Standard">Expansion multicanal, Collections, Pan2</text:p>
      <text:p text:style-name="Standard"/>
      <text:p text:style-name="Standard">Exercice suggéré</text:p>
      <text:p text:style-name="Standard">Essayez de modifier les fonctions dans le texte ci-dessus. Par exemple, essayez de changer les fréquences du SinOsc, ou de créer des versions multicanaux.</text:p>
      <text:p text:style-name="Standard"/>
      <text:p text:style-name="Standard">____________________</text:p>
      <text:p text:style-name="Standard"/>
      <text:p text:style-name="Standard">Ce document fait partie du didacticiel Premiers pas avec SuperCollider.</text:p>
      <text:p text:style-name="Standard"/>
      <text:p text:style-name="Standard">Cliquez ici pour passer à la section suivante : 07. Mélanger les choses</text:p>
      <text:p text:style-name="Standard"/>
      <text:p text:style-name="Standard">Cliquez ici pour revenir à la table des matières : 00. Démarrer avec SC</text:p>
      <text:p text:style-name="Standard"/>
      <text:p text:style-name="Standard">Source du fichier d'aide : C:\NProgram Files\NSuperCollider-3.13.0\NHelpSource\NTutorials\NGetting-Started\06-Presented-in-Living-Stereo.schelp</text:p>
      <text:p text:style-name="Standard">link::Tutorials/Getting-Started/06-Presented-in-Living-Stere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31:22.129000000</meta:creation-date>
    <dc:date>2023-12-13T22:33:10.189000000</dc:date>
    <meta:editing-duration>PT1M48S</meta:editing-duration>
    <meta:editing-cycles>1</meta:editing-cycles>
    <meta:document-statistic meta:table-count="0" meta:image-count="0" meta:object-count="0" meta:page-count="2" meta:paragraph-count="43" meta:word-count="850" meta:character-count="5305" meta:non-whitespace-character-count="4490"/>
    <meta:generator>LibreOffice/7.6.2.1$Windows_X86_64 LibreOffice_project/56f7684011345957bbf33a7ee678afaf4d2ba333</meta:generator>
  </office:meta>
</office:document-meta>
</file>